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Bezodstępów" style:master-page-name="MP0" style:family="paragraph">
      <style:paragraph-properties fo:break-before="page" fo:text-align="justify" fo:text-indent="0.4916in"/>
    </style:style>
    <style:style style:name="T2" style:parent-style-name="Domyślnaczcionkaakapitu" style:family="text">
      <style:text-properties fo:font-size="12pt" style:font-size-asian="12pt" style:font-size-complex="12pt"/>
    </style:style>
    <style:style style:name="T3" style:parent-style-name="Domyślnaczcionkaakapitu" style:family="text">
      <style:text-properties fo:font-size="12pt" style:font-size-asian="12pt" style:font-size-complex="12pt"/>
    </style:style>
    <style:style style:name="T4" style:parent-style-name="Domyślnaczcionkaakapitu" style:family="text">
      <style:text-properties fo:font-size="12pt" style:font-size-asian="12pt" style:font-size-complex="12pt"/>
    </style:style>
    <style:style style:name="P5" style:parent-style-name="Bezodstępów" style:family="paragraph">
      <style:paragraph-properties fo:text-align="justify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size="12pt" style:font-size-asian="12pt" style:font-size-complex="12pt"/>
    </style:style>
    <style:style style:name="T8" style:parent-style-name="Domyślnaczcionkaakapitu" style:family="text">
      <style:text-properties fo:font-size="12pt" style:font-size-asian="12pt" style:font-size-complex="12pt"/>
    </style:style>
    <style:style style:name="T9" style:parent-style-name="Domyślnaczcionkaakapitu" style:family="text">
      <style:text-properties fo:font-size="12pt" style:font-size-asian="12pt" style:font-size-complex="12pt"/>
    </style:style>
    <style:style style:name="T10" style:parent-style-name="Domyślnaczcionkaakapitu" style:family="text">
      <style:text-properties fo:font-size="12pt" style:font-size-asian="12pt" style:font-size-complex="12pt"/>
    </style:style>
    <style:style style:name="P11" style:parent-style-name="Bezodstępów" style:family="paragraph">
      <style:paragraph-properties fo:text-align="justify"/>
    </style:style>
    <style:style style:name="T12" style:parent-style-name="Domyślnaczcionkaakapitu" style:family="text">
      <style:text-properties fo:font-size="12pt" style:font-size-asian="12pt" style:font-size-complex="12pt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P14" style:parent-style-name="Bezodstępów" style:family="paragraph">
      <style:paragraph-properties fo:text-align="justify"/>
    </style:style>
    <style:style style:name="T15" style:parent-style-name="Domyślnaczcionkaakapitu" style:family="text">
      <style:text-properties fo:font-size="12pt" style:font-size-asian="12pt" style:font-size-complex="12pt"/>
    </style:style>
    <style:style style:name="T16" style:parent-style-name="Domyślnaczcionkaakapitu" style:family="text">
      <style:text-properties fo:font-size="12pt" style:font-size-asian="12pt" style:font-size-complex="12pt"/>
    </style:style>
    <style:style style:name="T17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Poniższa praca poświęcona będzie zagadnieniu projektowania i implementacji mobilnych aplikacji biznesowych. Poprzez mobilne aplikacje biznesowe rozumie się oprogramowanie przeznaczone<text:s/></text:span><text:span text:style-name="T3">na urządzenia przenośne umożliwiające wykonywanie różnych funkcji biznesowych, które przynoszą bezpośrednią lub pośrednią korzyść finansową klientowi. Są to np. <text:s/>takie aplikacje jak Allegro, umożliwiające kupno towaru, iPKO - <text:s/>do zarządzania swoim kontem b</text:span><text:span text:style-name="T4">ankowym, oraz Onet News, pozwalającą na szybkie reagowanie dzięki uzyskanym informacjom.</text:span></text:p>
      <text:p text:style-name="P5"><text:span text:style-name="T6"><text:tab/>W pracy niniejszej zdefiniowane zostaną reguły i zalecenia projektowania i implementowania mobilnych aplikacji biznesowych, które stanowić <text:s/>będą cenne źródło informac</text:span><text:span text:style-name="T7">ji dla projektanta i dewelopera mobilnego oprogramowania. Ponadto celem pracy jest<text:s/></text:span><text:span text:style-name="T8">określenie</text:span><text:span text:style-name="T9"><text:s text:c="2"/>pojęcia mobilnych aplikacji biznesowych, omówienie problemów związanych z projektowaniem oprogramowania mobilnego i wyborem systemu operacyjnego na którym będzi</text:span><text:span text:style-name="T10">e oparta aplikacja oraz zaprojektowanie i zaimplementowanie wybranej mobilnej aplikacji biznesowej.</text:span></text:p>
      <text:p text:style-name="P11"><text:span text:style-name="T12"><text:tab/>Aby osiągnąć te cele, zostanie przeprowadzony przegląd mobilnych aplikacji biznesowych oraz ich <text:s/>analiza, która pozwoli wyznaczyć <text:s/>aktualne trendy i najlep</text:span><text:span text:style-name="T13">sze rozwiązania z dziedziny projektowania biznesowych aplikacji mobilnych. Zostaną <text:s/>także <text:s/>przeprowadzone badania oceniające narzędzia do prototypowania, zarządzania bazami danych oraz budowania produktu.</text:span></text:p>
      <text:p text:style-name="P14"><text:span text:style-name="T15"><text:tab/>Konkluzją będzie zaprojektowanie i zaimplementowa</text:span><text:span text:style-name="T16">nie aplikacji dla serwisu NAPWr.pl oraz zostanie ona porównana do obecnej wersji aplikacji, która została stworzona bez znajomości i przestrzegania opracowanych zaleceń. Dzięki temu zaproponowane reguły i zalecenia zostaną wizualnie zaprezentowane co pozwo</text:span><text:span text:style-name="T17">li na zbadanie ich użytecznośc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ezodstępów" style:display-name="Bez odstępów" style:family="paragraph">
      <style:paragraph-properties fo:widows="2" fo:orphans="2"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ygmunt</meta:initial-creator>
    <dc:creator>zygmunt</dc:creator>
    <meta:creation-date>2015-01-29T17:45:00Z</meta:creation-date>
    <dc:date>2015-01-29T20:19:00Z</dc:date>
    <meta:print-date>2015-01-29T20:18:00Z</meta:print-date>
    <meta:template xlink:href="Normal.dotm" xlink:type="simple"/>
    <meta:editing-cycles>4</meta:editing-cycles>
    <meta:editing-duration>PT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50" meta:character-count="1748" meta:row-count="12" meta:non-whitespace-character-count="1501"/>
  </office:meta>
</office:document-meta>
</file>